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 DejaVuSans" svg:font-family="DejaVuSans" style:font-family-generic="roman"/>
    <style:font-face style:name=" DejaVuSansMono" svg:font-family="DejaVuSansMono" style:font-family-generic="roman"/>
    <style:font-face style:name=" DejaVuSansMono-Bold" svg:font-family="DejaVuSansMono-Bold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4b5c0" style:font-weight-asian="bold" style:font-weight-complex="bold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style:font-name="Liberation Mono" fo:font-size="12pt" officeooo:rsid="00105a17" officeooo:paragraph-rsid="00105a17" style:font-size-asian="12pt" style:font-size-complex="12pt"/>
    </style:style>
    <style:style style:name="P4" style:family="paragraph" style:parent-style-name="Standard">
      <style:text-properties style:font-name="Liberation Mono" fo:font-size="12pt" officeooo:paragraph-rsid="00105a17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Mono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2pt" officeooo:paragraph-rsid="001ba6ca" style:font-size-asian="12pt" style:font-size-complex="12pt"/>
    </style:style>
    <style:style style:name="P7" style:family="paragraph" style:parent-style-name="Standard">
      <style:text-properties style:font-name="Liberation Mono" fo:font-size="12pt" officeooo:paragraph-rsid="00113c92" style:font-size-asian="12pt" style:font-size-complex="12pt"/>
    </style:style>
    <style:style style:name="P8" style:family="paragraph" style:parent-style-name="Standard">
      <style:text-properties style:font-name="Liberation Mono" fo:font-size="12pt" officeooo:paragraph-rsid="0013042f" style:font-size-asian="12pt" style:font-size-complex="12pt"/>
    </style:style>
    <style:style style:name="P9" style:family="paragraph" style:parent-style-name="Standard">
      <style:text-properties style:font-name="Liberation Mono" fo:font-size="12pt" officeooo:paragraph-rsid="0014b5c0" style:font-size-asian="12pt" style:font-size-complex="12pt"/>
    </style:style>
    <style:style style:name="P10" style:family="paragraph" style:parent-style-name="Standard">
      <style:text-properties style:font-name="Liberation Mono" fo:font-size="12pt" officeooo:paragraph-rsid="00174fad" style:font-size-asian="12pt" style:font-size-complex="12pt"/>
    </style:style>
    <style:style style:name="P11" style:family="paragraph" style:parent-style-name="Standard">
      <style:text-properties style:font-name="Liberation Mono" fo:font-size="12pt" fo:font-weight="bold" officeooo:rsid="00105a17" officeooo:paragraph-rsid="00105a17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Mono" fo:font-size="12pt" fo:font-weight="bold" officeooo:paragraph-rsid="00113c92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Mono" fo:font-size="12pt" fo:font-weight="bold" officeooo:rsid="0013042f" officeooo:paragraph-rsid="0013042f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Mono" fo:font-size="12pt" fo:font-weight="bold" officeooo:rsid="0014b5c0" officeooo:paragraph-rsid="0014b5c0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Mono" fo:font-size="12pt" fo:font-weight="bold" officeooo:paragraph-rsid="0014b5c0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Mono" fo:font-size="12pt" fo:font-weight="bold" officeooo:rsid="001ba6ca" officeooo:paragraph-rsid="001ba6ca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Mono" fo:font-size="12pt" fo:font-weight="bold" officeooo:rsid="00190d32" officeooo:paragraph-rsid="00190d32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Mono" fo:font-size="12pt" fo:font-weight="normal" officeooo:rsid="00105a17" officeooo:paragraph-rsid="00105a17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Mono" fo:font-size="12pt" fo:font-weight="normal" officeooo:paragraph-rsid="00113c92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Mono" fo:font-size="12pt" fo:font-weight="normal" officeooo:rsid="0013042f" officeooo:paragraph-rsid="0013042f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Mono" fo:font-size="12pt" fo:font-weight="normal" officeooo:paragraph-rsid="0013042f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Mono" fo:font-size="12pt" fo:font-weight="normal" officeooo:rsid="0014b5c0" officeooo:paragraph-rsid="0014b5c0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Mono" fo:font-size="12pt" fo:font-weight="normal" officeooo:paragraph-rsid="0014b5c0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Mono" fo:font-size="12pt" fo:font-weight="normal" officeooo:paragraph-rsid="00190d32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5a17" style:font-weight-asian="bold" style:font-weight-complex="bold"/>
    </style:style>
    <style:style style:name="T3" style:family="text">
      <style:text-properties fo:font-weight="bold" officeooo:rsid="00113c92" style:font-weight-asian="bold" style:font-weight-complex="bold"/>
    </style:style>
    <style:style style:name="T4" style:family="text">
      <style:text-properties officeooo:rsid="00105a1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05a17" style:font-weight-asian="normal" style:font-weight-complex="normal"/>
    </style:style>
    <style:style style:name="T7" style:family="text">
      <style:text-properties fo:font-weight="normal" officeooo:rsid="00113c92" style:font-weight-asian="normal" style:font-weight-complex="normal"/>
    </style:style>
    <style:style style:name="T8" style:family="text">
      <style:text-properties fo:font-weight="normal" officeooo:rsid="0013042f" style:font-weight-asian="normal" style:font-weight-complex="normal"/>
    </style:style>
    <style:style style:name="T9" style:family="text">
      <style:text-properties fo:font-weight="normal" officeooo:rsid="0014b5c0" style:font-weight-asian="normal" style:font-weight-complex="normal"/>
    </style:style>
    <style:style style:name="T10" style:family="text">
      <style:text-properties fo:font-weight="normal" officeooo:rsid="00174fad" style:font-weight-asian="normal" style:font-weight-complex="normal"/>
    </style:style>
    <style:style style:name="T11" style:family="text">
      <style:text-properties fo:font-weight="normal" officeooo:rsid="00190d32" style:font-weight-asian="normal" style:font-weight-complex="normal"/>
    </style:style>
    <style:style style:name="T12" style:family="text">
      <style:text-properties style:font-name=" DejaVuSansMono"/>
    </style:style>
    <style:style style:name="T13" style:family="text">
      <style:text-properties style:font-name=" DejaVuSansMono" fo:font-size="11pt" style:font-size-asian="11pt"/>
    </style:style>
    <style:style style:name="T14" style:family="text">
      <style:text-properties style:font-name=" DejaVuSansMono" fo:font-size="11pt" officeooo:rsid="0013042f" style:font-size-asian="11pt"/>
    </style:style>
    <style:style style:name="T15" style:family="text">
      <style:text-properties style:font-name=" DejaVuSansMono" fo:font-size="11pt" officeooo:rsid="0014b5c0" style:font-size-asian="11pt"/>
    </style:style>
    <style:style style:name="T16" style:family="text">
      <style:text-properties style:font-name=" DejaVuSansMono" fo:font-size="11pt" officeooo:rsid="00174fad" style:font-size-asian="11pt"/>
    </style:style>
    <style:style style:name="T17" style:family="text">
      <style:text-properties style:font-name=" DejaVuSansMono" fo:font-size="11pt" officeooo:rsid="00190d32" style:font-size-asian="11pt"/>
    </style:style>
    <style:style style:name="T18" style:family="text">
      <style:text-properties style:font-name=" DejaVuSansMono" fo:font-size="11pt" fo:font-weight="normal" style:font-size-asian="11pt" style:font-weight-asian="normal" style:font-weight-complex="normal"/>
    </style:style>
    <style:style style:name="T19" style:family="text">
      <style:text-properties style:font-name=" DejaVuSansMono" fo:font-size="11pt" fo:font-weight="normal" officeooo:rsid="00105a17" style:font-size-asian="11pt" style:font-weight-asian="normal" style:font-weight-complex="normal"/>
    </style:style>
    <style:style style:name="T20" style:family="text">
      <style:text-properties style:font-name=" DejaVuSansMono" fo:font-size="11pt" fo:font-weight="normal" officeooo:rsid="0013042f" style:font-size-asian="11pt" style:font-weight-asian="normal" style:font-weight-complex="normal"/>
    </style:style>
    <style:style style:name="T21" style:family="text">
      <style:text-properties style:font-name=" DejaVuSansMono" fo:font-size="11pt" fo:font-weight="normal" officeooo:rsid="0014b5c0" style:font-size-asian="11pt" style:font-weight-asian="normal" style:font-weight-complex="normal"/>
    </style:style>
    <style:style style:name="T22" style:family="text">
      <style:text-properties style:font-name=" DejaVuSansMono" fo:font-size="11pt" fo:font-weight="normal" officeooo:rsid="00174fad" style:font-size-asian="11pt" style:font-weight-asian="normal" style:font-weight-complex="normal"/>
    </style:style>
    <style:style style:name="T23" style:family="text">
      <style:text-properties style:font-name=" DejaVuSansMono" fo:font-size="11pt" fo:font-weight="normal" officeooo:rsid="00190d32" style:font-size-asian="11pt" style:font-weight-asian="normal" style:font-weight-complex="normal"/>
    </style:style>
    <style:style style:name="T24" style:family="text">
      <style:text-properties style:font-name=" DejaVuSansMono" fo:font-size="11pt" fo:font-weight="bold" style:font-size-asian="11pt" style:font-weight-asian="bold" style:font-weight-complex="bold"/>
    </style:style>
    <style:style style:name="T25" style:family="text">
      <style:text-properties style:font-name=" DejaVuSansMono" fo:font-weight="normal" style:font-weight-asian="normal" style:font-weight-complex="normal"/>
    </style:style>
    <style:style style:name="T26" style:family="text">
      <style:text-properties style:font-name=" DejaVuSansMono" fo:font-weight="normal" officeooo:rsid="00105a17" style:font-weight-asian="normal" style:font-weight-complex="normal"/>
    </style:style>
    <style:style style:name="T27" style:family="text">
      <style:text-properties style:font-name=" DejaVuSansMono" fo:font-weight="normal" officeooo:rsid="0013042f" style:font-weight-asian="normal" style:font-weight-complex="normal"/>
    </style:style>
    <style:style style:name="T28" style:family="text">
      <style:text-properties style:font-name=" DejaVuSansMono" fo:font-weight="normal" officeooo:rsid="0014b5c0" style:font-weight-asian="normal" style:font-weight-complex="normal"/>
    </style:style>
    <style:style style:name="T29" style:family="text">
      <style:text-properties style:font-name=" DejaVuSansMono" fo:font-weight="normal" officeooo:rsid="00174fad" style:font-weight-asian="normal" style:font-weight-complex="normal"/>
    </style:style>
    <style:style style:name="T30" style:family="text">
      <style:text-properties style:font-name=" DejaVuSansMono" fo:font-weight="normal" officeooo:rsid="00190d32" style:font-weight-asian="normal" style:font-weight-complex="normal"/>
    </style:style>
    <style:style style:name="T31" style:family="text">
      <style:text-properties style:font-name=" DejaVuSansMono" fo:font-weight="bold" style:font-weight-asian="bold" style:font-weight-complex="bold"/>
    </style:style>
    <style:style style:name="T32" style:family="text">
      <style:text-properties style:font-name=" DejaVuSansMono" officeooo:rsid="00174fad"/>
    </style:style>
    <style:style style:name="T33" style:family="text">
      <style:text-properties style:font-name=" DejaVuSansMono" officeooo:rsid="0013042f"/>
    </style:style>
    <style:style style:name="T34" style:family="text">
      <style:text-properties style:font-name=" DejaVuSansMono" officeooo:rsid="0014b5c0"/>
    </style:style>
    <style:style style:name="T35" style:family="text">
      <style:text-properties style:font-name=" DejaVuSansMono" officeooo:rsid="00190d32"/>
    </style:style>
    <style:style style:name="T36" style:family="text">
      <style:text-properties style:font-name=" DejaVuSansMono" fo:font-size="12pt" style:font-size-asian="12pt" style:font-size-complex="12pt"/>
    </style:style>
    <style:style style:name="T37" style:family="text">
      <style:text-properties style:font-name="Liberation Serif"/>
    </style:style>
    <style:style style:name="T38" style:family="text">
      <style:text-properties style:font-name="Liberation Serif" fo:font-weight="normal" officeooo:rsid="00105a17" style:font-weight-asian="normal" style:font-weight-complex="normal"/>
    </style:style>
    <style:style style:name="T39" style:family="text">
      <style:text-properties style:font-name="Liberation Serif" fo:font-weight="normal" officeooo:rsid="00113c92" style:font-weight-asian="normal" style:font-weight-complex="normal"/>
    </style:style>
    <style:style style:name="T40" style:family="text">
      <style:text-properties style:font-name="Liberation Serif" fo:font-size="12pt" style:font-size-asian="12pt" style:font-size-complex="12pt"/>
    </style:style>
    <style:style style:name="T41" style:family="text">
      <style:text-properties style:font-name="Liberation Serif" fo:font-size="12pt" officeooo:rsid="00105a17" style:font-size-asian="12pt" style:font-size-complex="12pt"/>
    </style:style>
    <style:style style:name="T42" style:family="text">
      <style:text-properties style:font-name="Liberation Serif" fo:font-weight="bold" officeooo:rsid="00113c92" style:font-weight-asian="bold" style:font-weight-complex="bold"/>
    </style:style>
    <style:style style:name="T43" style:family="text">
      <style:text-properties style:font-name="Liberation Serif" officeooo:rsid="00105a17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style:font-name=" DejaVuSansMono-Bold"/>
    </style:style>
    <style:style style:name="T46" style:family="text">
      <style:text-properties style:font-name=" DejaVuSansMono-Bold" fo:font-size="11pt" style:font-size-asian="11pt"/>
    </style:style>
    <style:style style:name="T47" style:family="text">
      <style:text-properties officeooo:rsid="0013042f"/>
    </style:style>
    <style:style style:name="T48" style:family="text">
      <style:text-properties officeooo:rsid="0014b5c0"/>
    </style:style>
    <style:style style:name="T49" style:family="text">
      <style:text-properties officeooo:rsid="00174fad"/>
    </style:style>
    <style:style style:name="T50" style:family="text">
      <style:text-properties officeooo:rsid="00190d32"/>
    </style:style>
    <style:style style:name="T51" style:family="text">
      <style:text-properties style:font-name=" DejaVuSans" fo:font-size="8pt" style:font-size-asian="8pt"/>
    </style:style>
    <style:style style:name="T52" style:family="text">
      <style:text-properties style:font-name="Liberation Mono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harset</text:span> is always UTF-8</text:p>
      <text:p text:style-name="P3"/>
      <text:p text:style-name="P4"><text:span text:style-name="T2">Delimiter</text:span><text:span text:style-name="T6"> is a [RFC5322] line break </text:span>which is a CRLF <text:span text:style-name="T4">(Carriage Return Line Feed)</text:span> sequence (U+000D followed by U+000A). Long logical lines of text can be split into a multiple-physical-line representation <text:span text:style-name="T4">by inserting a space character ( ' ' or '\t') after</text:span> <text:span text:style-name="T4">the newline</text:span>. <text:span text:style-name="T4">i.e, a space character should be the first in any folded line.</text:span></text:p>
      <text:p text:style-name="P4">Content lines SHOULD be folded to a maximum width of 75 octets, excluding the line break. Multi-octet characters MUST remain contiguous.</text:p>
      <text:p text:style-name="P11"/>
      <text:p text:style-name="P11">A vCard object MUST include the VERSION and FN properties.</text:p>
      <text:p text:style-name="P5">VERSION MUST come immediately after BEGIN:VCARD</text:p>
      <text:p text:style-name="P11"/>
      <text:p text:style-name="P11"><text:span text:style-name="T5">Property Names and Parameter Names are </text:span>case-insensitive<text:span text:style-name="T5">.</text:span></text:p>
      <text:p text:style-name="P19">"fn" is the same as "FN" and "Fn</text:p>
      <text:p text:style-name="P4"><text:span text:style-name="T6">It is RECOMMENDED that property and </text:span>parameter names be upper-case on output.</text:p>
      <text:p text:style-name="P19"/>
      <text:p text:style-name="P4"><text:span text:style-name="T6">Some properties may contain one or more values delimited by a COMMA </text:span>character (U+002C). Therefore, a COMMA character in a value MUST be escaped with a BACKSLASH character (U+005C), even for properties that don't allow multiple instances (for consistency).</text:p>
      <text:p text:style-name="P19"/>
      <text:p text:style-name="P19"/>
      <text:p text:style-name="P4"><text:span text:style-name="T6">Some properties (e.g., N and ADR) comprise multiple fields delimited </text:span>by a SEMICOLON character (U+003B). Therefore, a SEMICOLON in a field of such a "compound" property MUST be escaped with a BACKSLASH character. SEMICOLON characters in non-compound properties MAY be escaped. On input, an escaped SEMICOLON character is never a field separator. An unescaped SEMICOLON character may be a field separator, depending on the property in which it appears.</text:p>
      <text:p text:style-name="P4"><text:span text:style-name="T6">Finally, BACKSLASH characters in values MUST be escaped with a </text:span>BACKSLASH character. NEWLINE (U+000A) characters in values MUST be encoded by two characters: a BACKSLASH followed by either an 'n' (U+006E) or an 'N' (U+004E)</text:p>
      <text:p text:style-name="P4"/>
      <text:p text:style-name="P19"/>
      <text:p text:style-name="P19">The <text:span text:style-name="T1">PREF</text:span> parameter is OPTIONAL and is used to indicate that the</text:p>
      <text:p text:style-name="P5">corresponding instance of a property is preferred by the vCard</text:p>
      <text:p text:style-name="P5">author. <text:span text:style-name="T49">PREF parameter may have values between 1 to 100 to specify preference.</text:span></text:p>
      <text:p text:style-name="P12">LANG;TYPE=work;PREF=1:en</text:p>
      <text:p text:style-name="P12">LANG;TYPE=work;PREF=2:fr</text:p>
      <text:p text:style-name="P5"/>
      <text:p text:style-name="P19"/>
      <text:p text:style-name="P7"><text:span text:style-name="T3">TYPE </text:span><text:span text:style-name="T7">parameter is used by </text:span>FN, NICKNAME, PHOTO, ADR, TEL, EMAIL, IMPP, LANG, TZ, GEO, TITLE, ROLE, LOGO, ORG, RELATED, CATEGORIES, NOTE, SOUND, URL, KEY, FBURL, CALADRURI, and CALURI</text:p>
      <text:p text:style-name="P7"/>
      <text:p text:style-name="P7"/>
      <text:p text:style-name="P7"><text:soft-page-break/></text:p>
      <text:p text:style-name="P7">The content entity MUST begin with the BEGIN property with a value of "VCARD". The value is case-insensitive. The BEGIN property is used in conjunction with the END property to delimit an entity containing a related set of properties within a text/vcard content-type</text:p>
      <text:p text:style-name="P13"/>
      <text:p text:style-name="P13">BEGIN:VCARD</text:p>
      <text:p text:style-name="P20">...</text:p>
      <text:p text:style-name="P13">END:VCARD</text:p>
      <text:p text:style-name="P13"/>
      <text:p text:style-name="P13">KIND</text:p>
      <text:p text:style-name="P20">To specify the kind of object the vCard represents.</text:p>
      <text:p text:style-name="P7"><text:span text:style-name="T5">"</text:span><text:span text:style-name="T1">individual</text:span><text:span text:style-name="T5">" for a vCard representing a single person or entity. </text:span>This is the default kind of vCard.</text:p>
      <text:p text:style-name="P5">"<text:span text:style-name="T1">group</text:span>" for a vCard representing a group of persons or entities. The group's member entities can be other vCards or other types of entities, such as email addresses or web sites. A groupv Card will usually contain MEMBER properties to specify the members of the group, but it is not required to</text:p>
      <text:p text:style-name="P7"><text:span text:style-name="T5">All properties in a group vCard apply to the group as a whole, </text:span>and not to any particular MEMBER</text:p>
      <text:p text:style-name="P7"><text:span text:style-name="T5">"</text:span><text:span text:style-name="T1">org</text:span><text:span text:style-name="T5">" for a vCard representing an organization. An organization </text:span>vCard will not (in fact, MUST NOT) contain MEMBER properties, and so these are something of a cross between "individual" and "group". An organization is a single entity, but not a person.</text:p>
      <text:p text:style-name="P7"><text:span text:style-name="T5">"</text:span><text:span text:style-name="T1">location</text:span><text:span text:style-name="T5">" for a named geographical place. A location vCard will </text:span>usually contain a GEO property, but it is not required to. All properties in a location vCard apply to the location itself, and not with any entity that might exist at that location.</text:p>
      <text:p text:style-name="P7">If this property is absent, "individual" MUST be assumed as the default. If this property is present but the implementation does not understand its value (the value is an x-name or iana-token that the implementation does not support), the implementation SHOULD act in a neutral way, which usually means treating the vCard as though its kind were "individual"</text:p>
      <text:p text:style-name="P7"/>
      <text:p text:style-name="P13">BEGIN:VCARD</text:p>
      <text:p text:style-name="P12">VERSION:4.0</text:p>
      <text:p text:style-name="P12">KIND:individual</text:p>
      <text:p text:style-name="P12">FN:Jane Doe</text:p>
      <text:p text:style-name="P12">ORG:ABC\, Inc.;North American Division;Marketing</text:p>
      <text:p text:style-name="P12">END:VCAR<text:span text:style-name="T47">D</text:span></text:p>
      <text:p text:style-name="P13"/>
      <text:p text:style-name="P13">BEGIN:VCARD</text:p>
      <text:p text:style-name="P12">VERSION:4.0</text:p>
      <text:p text:style-name="P12">KIND:org</text:p>
      <text:p text:style-name="P12">FN:ABC Marketing</text:p>
      <text:p text:style-name="P12">ORG:ABC\, Inc.;North American Division;Marketing</text:p>
      <text:p text:style-name="P12">END:VCARD</text:p>
      <text:p text:style-name="P7"/>
      <text:p text:style-name="P7"/>
      <text:p text:style-name="P13">FN:Mr. John Q. Public\, Esq.</text:p>
      <text:p text:style-name="P7"><text:soft-page-break/></text:p>
      <text:p text:style-name="P7"/>
      <text:p text:style-name="P14">N</text:p>
      <text:p text:style-name="P8"><text:span text:style-name="T8">A single structured text value. Each component can have </text:span>multiple values.</text:p>
      <text:p text:style-name="P8"><text:span text:style-name="T8">The structured property value corresponds, in </text:span>sequence, to the Family Names (also known as surnames), Given Names, Additional Names, Honorific Prefixes, and Honorific Suffixes. The text components are separated by the SEMICOLON character (U+003B). Individual text components can include multiple text values separated by the COMMA character (U+002C).</text:p>
      <text:p text:style-name="P21">The SORT-AS parameter MAY be applied to this property.</text:p>
      <text:p text:style-name="P21"/>
      <text:p text:style-name="P14">N:Stevenson;John;Philip,Paul;Dr.;Jr.,M.D.,A.C.P.</text:p>
      <text:p text:style-name="P14"/>
      <text:p text:style-name="P14"/>
      <text:p text:style-name="P14"/>
      <text:p text:style-name="P14">NICKNAME</text:p>
      <text:p text:style-name="P8"><text:span text:style-name="T8">To specify the text corresponding to the nickname of the </text:span>object the vCard represents.</text:p>
      <text:p text:style-name="P14"/>
      <text:p text:style-name="P14">NICKNAME:Jim,Jimmie</text:p>
      <text:p text:style-name="P12">NICKNAME;TYPE=work:Boss</text:p>
      <text:p text:style-name="P21"/>
      <text:p text:style-name="P21"/>
      <text:p text:style-name="P21"/>
      <text:p text:style-name="P14">PHOTO</text:p>
      <text:p text:style-name="P22"><text:span text:style-name="T47">To specify an image or photograph information that </text:span>annotates some aspect of the object the vCard represents.</text:p>
      <text:p text:style-name="P14"/>
      <text:p text:style-name="P14">PHOTO:http://www.example.com/pub/photos/jqpublic.gif</text:p>
      <text:p text:style-name="P12"/>
      <text:p text:style-name="P12">PHOTO:data:image/jpeg;base64,MIICajCCAdOgAwIBAgICBEUwDQYJKoZIhv</text:p>
      <text:p text:style-name="P12">AQEEBQAwdzELMAkGA1UEBhMCVVMxLDAqBgNVBAoTI05ldHNjYXBlIENvbW11bm</text:p>
      <text:p text:style-name="P12">ljYXRpb25zIENvcnBvcmF0aW9uMRwwGgYDVQQLExNJbmZvcm1hdGlvbiBTeXN0</text:p>
      <text:p text:style-name="P12">&lt;...remainder of base64-encoded data...&gt;</text:p>
      <text:p text:style-name="P21"/>
      <text:p text:style-name="P21"/>
      <text:p text:style-name="P21"/>
      <text:p text:style-name="P14">BDAY</text:p>
      <text:p text:style-name="P22"><text:span text:style-name="T47">To specify the birth date of the object the vCard </text:span>represents</text:p>
      <text:p text:style-name="P8"><text:span text:style-name="T5">The default is a single date-and-or-time value. It can </text:span>also be reset to a single text value.</text:p>
      <text:p text:style-name="P21"/>
      <text:p text:style-name="P14">BDAY:19960415</text:p>
      <text:p text:style-name="P12"/>
      <text:p text:style-name="P12">BDAY:--0415</text:p>
      <text:p text:style-name="P12"/>
      <text:p text:style-name="P12">BDAY;19531015T231000Z</text:p>
      <text:p text:style-name="P12"/>
      <text:p text:style-name="P12">BDAY;VALUE=text:circa 180</text:p>
      <text:p text:style-name="P21"/>
      <text:p text:style-name="P21"/>
      <text:p text:style-name="P21"><text:soft-page-break/></text:p>
      <text:p text:style-name="P14">ANNIVERSARY</text:p>
      <text:p text:style-name="P23">Same as BDAY</text:p>
      <text:p text:style-name="P23"/>
      <text:p text:style-name="P23"/>
      <text:p text:style-name="P23"/>
      <text:p text:style-name="P15">GENDER</text:p>
      <text:p text:style-name="P9"><text:span text:style-name="T9">Sex component: A single letter. M stands for "male", F stands </text:span>for "female", O stands for "other", N stands for "none or not applicable", U stands for "unknown".</text:p>
      <text:p text:style-name="P9"><text:span text:style-name="T9">The components correspond, in sequence, to the sex </text:span>(biological), and gender identity. Each component is optional.</text:p>
      <text:p text:style-name="P23"/>
      <text:p text:style-name="P15">GENDER:M</text:p>
      <text:p text:style-name="P12">GENDER:F</text:p>
      <text:p text:style-name="P12">GENDER:M;Fellow</text:p>
      <text:p text:style-name="P12">GENDER:F;grrrl</text:p>
      <text:p text:style-name="P12">GENDER:O;intersex</text:p>
      <text:p text:style-name="P12">GENDER:;it's complicated</text:p>
      <text:p text:style-name="P23"/>
      <text:p text:style-name="P15">ADR</text:p>
      <text:p text:style-name="P5">To specify the components of the delivery address for the vCard object.</text:p>
      <text:p text:style-name="P9"><text:span text:style-name="T9">A single structured text value, separated by the </text:span>SEMICOLON character (U+003B)</text:p>
      <text:p text:style-name="P9"><text:span text:style-name="T9">The structured type value consists of a sequence of </text:span>address components. The component values MUST be specified in their corresponding position. The structured type value corresponds, in sequence, to</text:p>
      <text:p text:style-name="P16">the post office box;</text:p>
      <text:p text:style-name="P16">the extended address (e.g., apartment or suite number);</text:p>
      <text:p text:style-name="P12">the street address;</text:p>
      <text:p text:style-name="P12">the locality (e.g., city);</text:p>
      <text:p text:style-name="P12">the region (e.g., state or province);</text:p>
      <text:p text:style-name="P12">the postal code;</text:p>
      <text:p text:style-name="P12">the country nam<text:span text:style-name="T48">e</text:span></text:p>
      <text:p text:style-name="P12"/>
      <text:p text:style-name="P24">When a component value is missing, the associated component</text:p>
      <text:p text:style-name="P5">separator MUST still be specified.</text:p>
      <text:p text:style-name="P24">The property can include the "PREF" parameter</text:p>
      <text:p text:style-name="P24"/>
      <text:p text:style-name="P12">ADR;GEO="geo:12.3457,78.910";LABEL="Mr. John Q. Public, Esq.\nMail Drop: TNE QB\n123 Main Street\nAny Town, CA 91921-<text:span text:style-name="T48">1</text:span>234\nU.S.A.":;;123 Main Street;Any Town;CA;91921-1234;U.S.A</text:p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5">TEL</text:p>
      <text:p text:style-name="P9"><text:span text:style-name="T9">To specify the telephone number for telephony communication </text:span>with the object the vCard represents.</text:p>
      <text:p text:style-name="P9"><text:span text:style-name="T9">By default, it is a single free-form text value (for </text:span>backward compatibility with vCard 3), but it SHOULD be reset to a URI value</text:p>
      <text:p text:style-name="P9"><text:span text:style-name="T9">The property can include the "PREF" parameter to indicate a </text:span>preferred-use telephone number.</text:p>
      <text:p text:style-name="P9"><text:span text:style-name="T9">The property can include the parameter "TYPE" to specify intended </text:span>use for the telephone number. The predefined values for the TYPE parameter are:</text:p>
      <text:p text:style-name="P9">text:<text:tab/><text:tab/>Indicates that the telephone number supports text messages <text:tab/><text:tab/><text:tab/>(SMS).</text:p>
      <text:p text:style-name="P5"><text:span text:style-name="T48">v</text:span>oice: <text:tab/>Indicates a voice telephone number.</text:p>
      <text:p text:style-name="P5"><text:span text:style-name="T48">f</text:span>ax:<text:tab/><text:tab/>Indicates a facsimile telephone number.</text:p>
      <text:p text:style-name="P5"><text:span text:style-name="T48">c</text:span>ell:<text:tab/><text:tab/>Indicates a cellular or mobile telephone number.</text:p>
      <text:p text:style-name="P5"><text:span text:style-name="T48">v</text:span>ideo:<text:tab/>Indicates a video conferencing telephone number.</text:p>
      <text:p text:style-name="P5"><text:span text:style-name="T48">p</text:span>ager:<text:tab/>Indicates a paging device telephone number.</text:p>
      <text:p text:style-name="P5"><text:span text:style-name="T48">t</text:span>extphone:<text:tab/>Indicates a telecommunication device for people with hearing <text:tab/><text:tab/>or speech difficulties</text:p>
      <text:p text:style-name="P9"/>
      <text:p text:style-name="P9"><text:span text:style-name="T9">The default type is "voice". These type parameter values can be </text:span>specified as a parameter list (e.g., TYPE=text;TYPE=voice) or as a value list (e.g., TYPE="text,voice")</text:p>
      <text:p text:style-name="P9"/>
      <text:p text:style-name="P16">TEL;VALUE=uri;PREF=1;TYPE="voice,home":tel:+1-555-555-5555;ext=5555</text:p>
      <text:p text:style-name="P12">TEL;VALUE=uri;TYPE=home:tel:+33-01-23-45-6</text:p>
      <text:p text:style-name="P9"/>
      <text:p text:style-name="P9"/>
      <text:p text:style-name="P9"/>
      <text:p text:style-name="P16">EMAIL</text:p>
      <text:p text:style-name="P9"><text:soft-page-break/>To specify the electronic mail address for communication with the object the vCard represents.</text:p>
      <text:p text:style-name="P9">The property can include tye "PREF" parameter to indicate a preferred-use email address when more than one is specified.</text:p>
      <text:p text:style-name="P9"/>
      <text:p text:style-name="P16">EMAIL;TYPE=work:jqpublic@xyz.example.com</text:p>
      <text:p text:style-name="P12">EMAIL;PREF=1:jane_doe@example.com</text:p>
      <text:p text:style-name="P9"/>
      <text:p text:style-name="P9"/>
      <text:p text:style-name="P9"/>
      <text:p text:style-name="P16">IMPP</text:p>
      <text:p text:style-name="P9">To specify the URI for instant messaging and presence protocol communications with the object the vCard represents.</text:p>
      <text:p text:style-name="P9">The property may include the "PREF" parameter to indicate that this is a preferred address and has the same semantics as the "PREF" parameter in a TEL property.</text:p>
      <text:p text:style-name="P9">If this property's value is a URI that can be used for voice and/or video, the TEL property (Section 6.4.1) SHOULD be used in addition to this property.</text:p>
      <text:p text:style-name="P16"/>
      <text:p text:style-name="P16">IMPP;PREF=1:xmpp:alice@example.com</text:p>
      <text:p text:style-name="P9"/>
      <text:p text:style-name="P9"/>
      <text:p text:style-name="P9"/>
      <text:p text:style-name="P9"/>
      <text:p text:style-name="P16">LANG</text:p>
      <text:p text:style-name="P9"><text:span text:style-name="T5">To specify the language(s) that may be used for contacting </text:span>the entity associated with the vCard.</text:p>
      <text:p text:style-name="P16">LANG;TYPE=work;PREF=1:en</text:p>
      <text:p text:style-name="P12">LANG;TYPE=work;PREF=2:fr</text:p>
      <text:p text:style-name="P12">LANG;TYPE=home:fr</text:p>
      <text:p text:style-name="P9"/>
      <text:p text:style-name="P25"/>
      <text:p text:style-name="P25"/>
      <text:p text:style-name="P16">TZ</text:p>
      <text:p text:style-name="P9"><text:span text:style-name="T5">To specify information related to the time zone of the</text:span><text:span text:style-name="T10"> </text:span>object the vCard represents.</text:p>
      <text:p text:style-name="P9">The default is a single text value. It can also be reset to a single URI or utc-offset value.</text:p>
      <text:p text:style-name="P9">Note that utc-offset values SHOULD NOT be used because the UTC offset varies with time -- not just because of the usual daylight saving time shifts that occur in may regions, but often entire regions will "re-base" their overall offset.</text:p>
      <text:p text:style-name="P9"/>
      <text:p text:style-name="P16">TZ:Raleigh/North America</text:p>
      <text:p text:style-name="P12">TZ;VALUE=utc-offset:-0500</text:p>
      <text:p text:style-name="P9"/>
      <text:p text:style-name="P9"/>
      <text:p text:style-name="P9"/>
      <text:p text:style-name="P16">GEO</text:p>
      <text:p text:style-name="P9">To specify information related to the global positioning of the object the vCard represents.</text:p>
      <text:p text:style-name="P9">A single URI.</text:p>
      <text:p text:style-name="P16"><text:soft-page-break/>GEO:geo:37.386013,-122.082932</text:p>
      <text:p text:style-name="P16"/>
      <text:p text:style-name="P16"/>
      <text:p text:style-name="P16"/>
      <text:p text:style-name="P16">TITLE</text:p>
      <text:p text:style-name="P9"><text:span text:style-name="T5">To specify the position or job of the object the vCard </text:span>represents</text:p>
      <text:p text:style-name="P16">TITLE:Research Scientist</text:p>
      <text:p text:style-name="P25"/>
      <text:p text:style-name="P25"/>
      <text:p text:style-name="P25"/>
      <text:p text:style-name="P16">ROLE</text:p>
      <text:p text:style-name="P9"><text:span text:style-name="T5">To specify the function or part played in a particular </text:span>situation by the object the vCard represents.</text:p>
      <text:p text:style-name="P9"><text:span text:style-name="T5">This property is </text:span>included as an organizational type to avoid confusion with the semantics of the TITLE property and incorrect usage of that property when the semantics of this property is intended.</text:p>
      <text:p text:style-name="P16">ROLE:Project Leader</text:p>
      <text:p text:style-name="P25"/>
      <text:p text:style-name="P25"/>
      <text:p text:style-name="P25"/>
      <text:p text:style-name="P16"/>
      <text:p text:style-name="P16"/>
      <text:p text:style-name="P16"/>
      <text:p text:style-name="P16">LOGO</text:p>
      <text:p text:style-name="P9"><text:span text:style-name="T5">To specify a graphic image of a logo associated with the </text:span>object the vCard represents.</text:p>
      <text:p text:style-name="P25">A single URI.</text:p>
      <text:p text:style-name="P16">LOGO:http://www.example.com/pub/logos/abccorp.jpg</text:p>
      <text:p text:style-name="P25"/>
      <text:p text:style-name="P16">LOGO:data:image/jpeg;base64,MIICajCCAdOgAwIBAgICBEUwDQYJKoZIhvc</text:p>
      <text:p text:style-name="P12">AQEEBQAwdzELMAkGA1UEBhMCVVMxLDAqBgNVBAoTI05ldHNjYXBlIENvbW11bm</text:p>
      <text:p text:style-name="P12">ljYXRpb25zIENvcnBvcmF0aW9uMRwwGgYDVQQLExNJbmZvcm1hdGlvbiBTeXN0</text:p>
      <text:p text:style-name="P12">&lt;...the remainder of base64-encoded data...&gt;</text:p>
      <text:p text:style-name="P25"/>
      <text:p text:style-name="P25"/>
      <text:p text:style-name="P25"/>
      <text:p text:style-name="P25"/>
      <text:p text:style-name="P25"/>
      <text:p text:style-name="P16">ORG</text:p>
      <text:p text:style-name="P25"/>
      <text:p text:style-name="P9"><text:span text:style-name="T5">To specify the organizational name and units associated </text:span>with the vCard.</text:p>
      <text:p text:style-name="P9"><text:span text:style-name="T5">A single structured text value consisting of components </text:span>separated by the SEMICOLON character (U+003B).</text:p>
      <text:p text:style-name="P10"><text:span text:style-name="T5">The property </text:span>value is a structured type consisting of the organization name, followed by zero or more levels of organizational unit names.</text:p>
      <text:p text:style-name="P10">The SORT-AS parameter MAY be applied to this property</text:p>
      <text:p text:style-name="P16">ORG:ABC\, Inc.;North American Division;Marketing</text:p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16">MEMBER</text:p>
      <text:p text:style-name="P25">To include a member in the group this vCard represents.</text:p>
      <text:p text:style-name="P9"><text:span text:style-name="T5">A single URI. It MAY refer to something other than a </text:span>vCard object.</text:p>
      <text:p text:style-name="P9"><text:span text:style-name="T5">THIS PROPERTY MUST NOT BE PRESENT UNLESS THE VALUE OF </text:span>THE KIND PROPERTY IS "GROUP".</text:p>
      <text:p text:style-name="P16">BEGIN:VCARD</text:p>
      <text:p text:style-name="P12">VERSION:4.0</text:p>
      <text:p text:style-name="P12">KIND:group</text:p>
      <text:p text:style-name="P12">FN:The Doe family</text:p>
      <text:p text:style-name="P12">MEMBER:urn:uuid:03a0e51f-d1aa-4385-8a53-e29025acd8af</text:p>
      <text:p text:style-name="P12">MEMBER:urn:uuid:b8767877-b4a1-4c70-9acc-505d3819e519</text:p>
      <text:p text:style-name="P12">END:VCARD</text:p>
      <text:p text:style-name="P12"/>
      <text:p text:style-name="P12">BEGIN:VCARD</text:p>
      <text:p text:style-name="P12">VERSION:4.0</text:p>
      <text:p text:style-name="P12">FN:John Doe</text:p>
      <text:p text:style-name="P12">UID:urn:uuid:03a0e51f-d1aa-4385-8a53-e29025acd8af</text:p>
      <text:p text:style-name="P12">END:VCARD</text:p>
      <text:p text:style-name="P12"/>
      <text:p text:style-name="P12">BEGIN:VCARD</text:p>
      <text:p text:style-name="P12">VERSION:4.0</text:p>
      <text:p text:style-name="P12">FN:Jane Doe</text:p>
      <text:p text:style-name="P12">UID:urn:uuid:b8767877-b4a1-4c70-9acc-505d3819e519</text:p>
      <text:p text:style-name="P12">END:VCARD</text:p>
      <text:p text:style-name="P12"/>
      <text:p text:style-name="P12">BEGIN:VCARD</text:p>
      <text:p text:style-name="P12">VERSION:4.0</text:p>
      <text:p text:style-name="P12">KIND:group</text:p>
      <text:p text:style-name="P12">FN:Funky distribution list</text:p>
      <text:p text:style-name="P12">MEMBER:mailto:subscriber1@example.com</text:p>
      <text:p text:style-name="P12">MEMBER:xmpp:subscriber2@example.com</text:p>
      <text:p text:style-name="P12">MEMBER:sip:subscriber3@example.com</text:p>
      <text:p text:style-name="P12">MEMBER:tel:+1-418-555-5555</text:p>
      <text:p text:style-name="P12">END:VCARD</text:p>
      <text:p text:style-name="P25"/>
      <text:p text:style-name="P25"/>
      <text:p text:style-name="P25"/>
      <text:p text:style-name="P25"/>
      <text:p text:style-name="P16">RELATED</text:p>
      <text:p text:style-name="P9"><text:span text:style-name="T5">To specify a relationship between another entity and the </text:span>entity represented by this vCard.</text:p>
      <text:p text:style-name="P9"><text:span text:style-name="T5">A single URI. It can also be reset to a single text </text:span>value. The text value can be used to specify textual information.</text:p>
      <text:p text:style-name="P9"><text:span text:style-name="T5">The TYPE parameter MAY be used to characterize the </text:span>related entity</text:p>
      <text:p text:style-name="P9"/>
      <text:p text:style-name="P17">TYPE:</text:p>
      <text:p text:style-name="P9">contact</text:p>
      <text:p text:style-name="P6">acquaintance</text:p>
      <text:p text:style-name="P6">friend</text:p>
      <text:p text:style-name="P5">met</text:p>
      <text:p text:style-name="P6"><text:soft-page-break/>co-worker</text:p>
      <text:p text:style-name="P6">colleague</text:p>
      <text:p text:style-name="P6">co-resident</text:p>
      <text:p text:style-name="P6">neighbor</text:p>
      <text:p text:style-name="P6">child</text:p>
      <text:p text:style-name="P6">parent</text:p>
      <text:p text:style-name="P6">sibling</text:p>
      <text:p text:style-name="P6">spouse</text:p>
      <text:p text:style-name="P6">kin</text:p>
      <text:p text:style-name="P6">muse</text:p>
      <text:p text:style-name="P6">crush</text:p>
      <text:p text:style-name="P6">date</text:p>
      <text:p text:style-name="P6">sweetheart</text:p>
      <text:p text:style-name="P6">me</text:p>
      <text:p text:style-name="P6">agent</text:p>
      <text:p text:style-name="P6">emergency</text:p>
      <text:p text:style-name="P9"/>
      <text:p text:style-name="P9"/>
      <text:p text:style-name="P16">RELATED;TYPE=friend:urn:uuid:f81d4fae-7dec-11d0-a765-00a0c91e6bf6</text:p>
      <text:p text:style-name="P12">RELATED;TYPE=contact:http://example.com/directory/jdoe.vcf</text:p>
      <text:p text:style-name="P12">RELATED;TYPE=co-worker;VALUE=text:Please contact my assistant Jane</text:p>
      <text:p text:style-name="P12">Doe for any inquiries.</text:p>
      <text:p text:style-name="P25"/>
      <text:p text:style-name="P25"/>
      <text:p text:style-name="P25"/>
      <text:p text:style-name="P25"/>
      <text:p text:style-name="P25"/>
      <text:p text:style-name="P16">CATEGORIES</text:p>
      <text:p text:style-name="P9"><text:span text:style-name="T5">To specify application category information about the </text:span>vCard, also known as "tags".</text:p>
      <text:p text:style-name="P9">One or more text values separated by a COMMA character (U+002C).</text:p>
      <text:p text:style-name="P9"/>
      <text:p text:style-name="P16">CATEGORIES:TRAVEL AGENT</text:p>
      <text:p text:style-name="P12">CATEGORIES:INTERNET,IETF,INDUSTRY,INFORMATION TECHNOLOGY</text:p>
      <text:p text:style-name="P25"/>
      <text:p text:style-name="P25"/>
      <text:p text:style-name="P25"/>
      <text:p text:style-name="P25"/>
      <text:p text:style-name="P25"/>
      <text:p text:style-name="P16">NOTE</text:p>
      <text:p text:style-name="P9"><text:span text:style-name="T5">To specify supplemental information or a comment that is </text:span>associated with the vCard.</text:p>
      <text:p text:style-name="P9">A single text value.</text:p>
      <text:p text:style-name="P9"/>
      <text:p text:style-name="P16">NOTE:This fax number is operational 0800 to 1715 EST\, Mon-Fri.</text:p>
      <text:p text:style-name="P9"/>
      <text:p text:style-name="P9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PRODID</text:p>
      <text:p text:style-name="P9">To specify the identifier for the product that created the vCard object.</text:p>
      <text:p text:style-name="P9">A single text value.</text:p>
      <text:p text:style-name="P9">Implementations SHOULD use a method such as that specified for Formal Public Identifiers in [ISO9070] or for Universal Resource Names in [RFC3406] to ensure that the text value is unique.</text:p>
      <text:p text:style-name="P16">PRODID:-//ONLINE DIRECTORY//NONSGML Version 1//EN</text:p>
      <text:p text:style-name="P9"/>
      <text:p text:style-name="P9"/>
      <text:p text:style-name="P9"/>
      <text:p text:style-name="P9"/>
      <text:p text:style-name="P16">REV</text:p>
      <text:p text:style-name="P9">To specify revision information about the current vCard.</text:p>
      <text:p text:style-name="P9">A single timestamp value.</text:p>
      <text:p text:style-name="P16">REV:19951031T222710Z</text:p>
      <text:p text:style-name="P9"/>
      <text:p text:style-name="P9"/>
      <text:p text:style-name="P9"/>
      <text:p text:style-name="P9"/>
      <text:p text:style-name="P9"/>
      <text:p text:style-name="P9"/>
      <text:p text:style-name="P16">SOUND</text:p>
      <text:p text:style-name="P9">To specify a digital sound content information that annotates some aspect of the vCard. This property is often used to specify the proper pronunciation of the name property value of the vCard.</text:p>
      <text:p text:style-name="P9">A single URI.</text:p>
      <text:p text:style-name="P9"/>
      <text:p text:style-name="P1"><text:span text:style-name="T52">SOUND:</text:span><text:a xlink:type="simple" xlink:href="cid:JOHNQPUBLIC.part8.19960229T080000.xyzMail@example.com"><text:span text:style-name="T52">CID:JOHNQPUBLIC.part8.19960229T080000.xyzMail@example.com</text:span></text:a></text:p>
      <text:p text:style-name="P16"/>
      <text:p text:style-name="P12">SOUND:data:audio/basic;base64,MIICajCCAdOgAwIBAgICBEUwDQYJKoZIh</text:p>
      <text:p text:style-name="P12">AQEEBQAwdzELMAkGA1UEBhMCVVMxLDAqBgNVBAoTI05ldHNjYXBlIENvbW11bm</text:p>
      <text:p text:style-name="P12">ljYXRpb25zIENvcnBvcmF0aW9uMRwwGgYDVQQLExNJbmZvcm1hdGlvbiBTeXN0</text:p>
      <text:p text:style-name="P12">&lt;...the remainder of base64-encoded data...&gt;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UID</text:p>
      <text:p text:style-name="P9">To specify a value that represents a globally unique identifier corresponding to the entity associated with the vCard.</text:p>
      <text:p text:style-name="P9">A single URI value. It MAY also be reset to free-form text.</text:p>
      <text:p text:style-name="P16"/>
      <text:p text:style-name="P16">UID:urn:uuid:f81d4fae-7dec-11d0-a765-00a0c91e6bf6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16">CLIENTPIDMAP</text:p>
      <text:p text:style-name="P9">To give a global meaning to a local PID source identifier.</text:p>
      <text:p text:style-name="P9">A semicolon-separated pair of values. The first field is a small integer corresponding to the second field of a PID parameter instance. The second field is a URI.</text:p>
      <text:p text:style-name="P9">PID source identifiers MUST be strictly positive. Zero is not allowed.</text:p>
      <text:p text:style-name="P9">As a special exception, the PID parameter MUST NOT be applied to this property.</text:p>
      <text:p text:style-name="P9"/>
      <text:p text:style-name="P16">TEL;PID=3.1,4.2;VALUE=uri:tel:+1-555-555-5555</text:p>
      <text:p text:style-name="P12">EMAIL;PID=4.1,5.2:jdoe@example.com</text:p>
      <text:p text:style-name="P12">CLIENTPIDMAP:1;urn:uuid:3df403f4-5924-4bb7-b077-3c711d9eb34b</text:p>
      <text:p text:style-name="P12">CLIENTPIDMAP:2;urn:uuid:d89c9c7a-2e1b-4832-82de-7e992d95faa5</text:p>
      <text:p text:style-name="P9"/>
      <text:p text:style-name="P9"/>
      <text:p text:style-name="P9"/>
      <text:p text:style-name="P9"/>
      <text:p text:style-name="P9"/>
      <text:p text:style-name="P16">URL</text:p>
      <text:p text:style-name="P9">To specify a uniform resource locator associated with the object to which the vCard refers.</text:p>
      <text:p text:style-name="P9">A single uri value.</text:p>
      <text:p text:style-name="P16">URL:http://example.org/restaurant.french/~chezchic.html</text:p>
      <text:p text:style-name="P9"/>
      <text:p text:style-name="P9"/>
      <text:p text:style-name="P9"/>
      <text:p text:style-name="P9"/>
      <text:p text:style-name="P9"/>
      <text:p text:style-name="P9"/>
      <text:p text:style-name="P16">VERSION</text:p>
      <text:p text:style-name="P9">To specify the version of the vCard specification used to format this vCard.</text:p>
      <text:p text:style-name="P9">This property MUST be present in the vCard object, and it must appear immediately after BEGIN:VCARD.</text:p>
      <text:p text:style-name="P9"/>
      <text:p text:style-name="P16">VERSION:4.0</text:p>
      <text:p text:style-name="P9"/>
      <text:p text:style-name="P9"/>
      <text:p text:style-name="P9"/>
      <text:p text:style-name="P9"/>
      <text:p text:style-name="P9"/>
      <text:p text:style-name="P16">KEY</text:p>
      <text:p text:style-name="P9">To specify a public key or authentication certificate associated with the object that the vCard represents.</text:p>
      <text:p text:style-name="P9">A single URI. It can also be reset to a text value.</text:p>
      <text:p text:style-name="P9"/>
      <text:p text:style-name="P16">KEY:http://www.example.com/keys/jdoe.cer</text:p>
      <text:p text:style-name="P12">KEY;MEDIATYPE=application/pgp-keys:ftp://example.com/keys/jdoe</text:p>
      <text:p text:style-name="P12">KEY:data:application/pgp-keys;base64,MIICajCCAdOgAwIBAgICBE</text:p>
      <text:p text:style-name="P12"><text:soft-page-break/>UwDQYJKoZIhvcNAQEEBQAwdzELMAkGA1UEBhMCVVMxLDAqBgNVBAoTI05l</text:p>
      <text:p text:style-name="P12">&lt;... remainder of base64-encoded data ...&gt;</text:p>
      <text:p text:style-name="P9"/>
      <text:p text:style-name="P9"/>
      <text:p text:style-name="P9"/>
      <text:p text:style-name="P9"/>
      <text:p text:style-name="P16">FBURL</text:p>
      <text:p text:style-name="P9">To specify the URI for the busy time associated with the object that the vCard represents.</text:p>
      <text:p text:style-name="P9">A single URI value.</text:p>
      <text:p text:style-name="P9">Where multiple FBURL properties are specified, the default FBURL property is indicated with the PREF parameter.</text:p>
      <text:p text:style-name="P9"/>
      <text:p text:style-name="P16">FBURL;PREF=1:http://www.example.com/busy/janedoe</text:p>
      <text:p text:style-name="P12">FBURL;MEDIATYPE=text/calendar:ftp://example.com/busy/project-a.ifb</text:p>
      <text:p text:style-name="P16"/>
      <text:p text:style-name="P16"/>
      <text:p text:style-name="P16"/>
      <text:p text:style-name="P16"/>
      <text:p text:style-name="P16">CALADRURI</text:p>
      <text:p text:style-name="P9"><text:span text:style-name="T5">To specify the calendar user address [RFC5545] to which a </text:span>scheduling request [RFC5546] should be sent for the object represented by the vCard.</text:p>
      <text:p text:style-name="P25">A single URI value.</text:p>
      <text:p text:style-name="P9"><text:span text:style-name="T5">Where multiple CALADRURI properties are specified, </text:span>the default CALADRURI property is indicated with the PREF parameter.</text:p>
      <text:p text:style-name="P16"/>
      <text:p text:style-name="P16">CALADRURI;PREF=1:mailto:janedoe@example.com</text:p>
      <text:p text:style-name="P12">CALADRURI:http://example.com/calendar/jdoe</text:p>
      <text:p text:style-name="P25"/>
      <text:p text:style-name="P25"/>
      <text:p text:style-name="P25"/>
      <text:p text:style-name="P16"/>
      <text:p text:style-name="P16"/>
      <text:p text:style-name="P16"/>
      <text:p text:style-name="P16">CALURI</text:p>
      <text:p text:style-name="P9"><text:span text:style-name="T5">To specify the URI for a calendar associated with the </text:span>object represented by the vCard.</text:p>
      <text:p text:style-name="P25">A single URI value.</text:p>
      <text:p text:style-name="P9"><text:span text:style-name="T5">Where multiple CALURI properties are specified, the </text:span>default CALURI property is indicated with the PREF parameter.</text:p>
      <text:p text:style-name="P25"/>
      <text:p text:style-name="P16">CALURI;PREF=1:http://cal.example.com/calA</text:p>
      <text:p text:style-name="P12">CALURI;MEDIATYPE=text/calendar:ftp://ftp.example.com/calA.ics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18">Synchronization</text:p>
      <text:p text:style-name="P26"><text:span text:style-name="T50">S</text:span>ynchronization is defined as the intelligent merging of two</text:p>
      <text:p text:style-name="P5">representations of the same object. vCard 4.0 includes mechanisms to</text:p>
      <text:p text:style-name="P5">aid this process.</text:p>
      <text:p text:style-name="P9"><text:span text:style-name="T11">T</text:span><text:span text:style-name="T5">he UID property is used to match </text:span>multiple instances of the same vCard, while the PID parameter is used to match multiple instances of the same property.</text:p>
      <text:p text:style-name="P25"/>
      <text:p text:style-name="P9"><text:span text:style-name="T5">The term "matching" is used here to mean recognizing that two </text:span>instances are in fact representations of the same object</text:p>
      <text:p text:style-name="P25"/>
      <text:p text:style-name="P9"><text:span text:style-name="T5">vCard instances for which the UID properties (Section 6.7.6) are </text:span>equivalent MUST be matched.</text:p>
      <text:p text:style-name="P25"/>
      <text:p text:style-name="P25">Property instances belonging to unmatched vCards MUST NOT be matched.</text:p>
      <text:p text:style-name="P5">Property instances whose name (e.g., EMAIL, TEL, etc.) is not the same MUST NOT be matched.</text:p>
      <text:p text:style-name="P5">Property instances whose name is CLIENTPIDMAP are handled separately and MUST NOT be matched.</text:p>
      <text:p text:style-name="P9"><text:span text:style-name="T5">Property instances belonging to matched vCards, whose name is the </text:span>same, and whose maximum cardinality is 1, MUST be matched.</text:p>
      <text:p text:style-name="P9"><text:span text:style-name="T5">Property instances belonging to matched vCards, whose name is the </text:span>same, and whose PID parameters match, MUST be matched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BEGIN:VCARD</text:p>
      <text:p text:style-name="P5">VERSION:4.0</text:p>
      <text:p text:style-name="P5">FN:Simon Perreault</text:p>
      <text:p text:style-name="P5">N:Perreault;Simon;;;ing. jr,M.Sc.</text:p>
      <text:p text:style-name="P5">BDAY:--0203</text:p>
      <text:p text:style-name="P5">ANNIVERSARY:20090808T1430-0500</text:p>
      <text:p text:style-name="P5">GENDER:M</text:p>
      <text:p text:style-name="P5">LANG;PREF=1:fr</text:p>
      <text:p text:style-name="P5">LANG;PREF=2:en</text:p>
      <text:p text:style-name="P5">ORG;TYPE=work:Viagenie</text:p>
      <text:p text:style-name="P5">ADR;TYPE=work:;Suite D2-630;2875 Laurier;</text:p>
      <text:p text:style-name="P5">Quebec;QC;G1V 2M2;Canada</text:p>
      <text:p text:style-name="P5">TEL;VALUE=uri;TYPE="work,voice";PREF=1:tel:+1-418-656-9254;ext=102</text:p>
      <text:p text:style-name="P5">TEL;VALUE=uri;TYPE="work,cell,voice,video,text":tel:+1-418-262-6501</text:p>
      <text:p text:style-name="P5">EMAIL;TYPE=work:simon.perreault@viagenie.ca</text:p>
      <text:p text:style-name="P5">GEO;TYPE=work:geo:46.772673,-71.282945</text:p>
      <text:p text:style-name="P5">KEY;TYPE=work;VALUE=uri:</text:p>
      <text:p text:style-name="P5">http://www.viagenie.ca/simon.perreault/simon.asc</text:p>
      <text:p text:style-name="P5">TZ:-0500</text:p>
      <text:p text:style-name="P5">URL;TYPE=home:http://nomis80.org</text:p>
      <text:p text:style-name="P5">END:VCARD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 DejaVuSans" svg:font-family="DejaVuSans" style:font-family-generic="roman"/>
    <style:font-face style:name=" DejaVuSansMono" svg:font-family="DejaVuSansMono" style:font-family-generic="roman"/>
    <style:font-face style:name=" DejaVuSansMono-Bold" svg:font-family="DejaVuSansMono-Bold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fiyat Reza</meta:initial-creator>
    <meta:creation-date>2014-05-23T00:46:00.563787448</meta:creation-date>
    <dc:date>2014-05-23T03:28:51.049526517</dc:date>
    <dc:creator>Safiyat Reza</dc:creator>
    <meta:editing-duration>PT11M14S</meta:editing-duration>
    <meta:editing-cycles>3</meta:editing-cycles>
    <meta:generator>LibreOffice/4.2.4.2$Linux_X86_64 LibreOffice_project/420$Build-2</meta:generator>
    <meta:document-statistic meta:table-count="0" meta:image-count="0" meta:object-count="0" meta:page-count="14" meta:paragraph-count="317" meta:word-count="2333" meta:character-count="17402" meta:non-whitespace-character-count="15379"/>
  </office:meta>
</office:document-meta>
</file>